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fals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fals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fals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d3dae3"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64">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d3dae3"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83"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196"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d3dae3"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d3dae3"/>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1 QWERTY</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183" table:number-columns-repeated="3"/>
          <table:table-cell table:style-name="ce196"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183" table:number-columns-repeated="3"/>
          <table:table-cell table:style-name="ce196"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183" office:value-type="string" calcext:value-type="string" table:number-columns-spanned="1" table:number-rows-spanned="2">
            <text:p>Weighting </text:p>
            <text:p>(out of 5)</text:p>
          </table:table-cell>
          <table:table-cell table:style-name="ce183" office:value-type="string" calcext:value-type="string" table:number-columns-spanned="1" table:number-rows-spanned="2">
            <text:p>Weighting ratio</text:p>
          </table:table-cell>
          <table:table-cell table:style-name="ce183" office:value-type="string" calcext:value-type="string" table:number-columns-spanned="1" table:number-rows-spanned="2">
            <text:p>Rating</text:p>
            <text:p>(0 - 5)</text:p>
          </table:table-cell>
          <table:table-cell table:style-name="ce196" office:value-type="string" calcext:value-type="string" table:number-columns-spanned="1" table:number-rows-spanned="2">
            <text:p>Score</text:p>
          </table:table-cell>
          <table:table-cell table:style-name="ce196"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4"/>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La descripción es escueta y me falta más información de como es la aplicación o en que consiste esta.</text:p>
          </table:table-cell>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2" calcext:value-type="float">
            <text:p>2</text:p>
          </table:table-cell>
          <table:table-cell table:style-name="ce82" table:formula="of:=[.M9]*[.L9]" office:value-type="float" office:value="1.2" calcext:value-type="float">
            <text:p>1,2</text:p>
          </table:table-cell>
          <table:table-cell table:style-name="ce88" table:formula="of:=IF([.M9]=0;0;[.L9]*MAX([.R2:.R8]))" office:value-type="float" office:value="3" calcext:value-type="float">
            <text:p>3</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Son solamente 2 líneas en las que se dice que se eligió una aplicación sin explicaciones ningunas</text:p>
          </table:table-cell>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1" calcext:value-type="float">
            <text:p>1</text:p>
          </table:table-cell>
          <table:table-cell table:style-name="ce82" table:formula="of:=[.M11]*[.L11]" office:value-type="float" office:value="1" calcext:value-type="float">
            <text:p>1</text:p>
          </table:table-cell>
          <table:table-cell table:style-name="ce88" table:formula="of:=IF([.M11]=0;0;[.L11]*MAX([.R2:.R8]))" office:value-type="float" office:value="5" calcext:value-type="float">
            <text:p>5</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Creación correcta de la persona, aunque se le podría sacar más a esta persona</text:p>
          </table:table-cell>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3" calcext:value-type="float">
            <text:p>3</text:p>
          </table:table-cell>
          <table:table-cell table:style-name="ce82" table:formula="of:=[.M13]*[.L13]" office:value-type="float" office:value="2.4" calcext:value-type="float">
            <text:p>2,4</text:p>
          </table:table-cell>
          <table:table-cell table:style-name="ce88" table:formula="of:=IF([.M13]=0;0;[.L13]*MAX([.R2:.R8]))" office:value-type="float" office:value="4" calcext:value-type="float">
            <text:p>4</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Al igual que la persona ficticia anterior , está bien, pero podría ser mejor</text:p>
          </table:table-cell>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3" calcext:value-type="float">
            <text:p>3</text:p>
          </table:table-cell>
          <table:table-cell table:style-name="ce82" table:formula="of:=[.M15]*[.L15]" office:value-type="float" office:value="2.4" calcext:value-type="float">
            <text:p>2,4</text:p>
          </table:table-cell>
          <table:table-cell table:style-name="ce89" table:formula="of:=IF([.M15]=0;0;[.L15]*MAX([.R2:.R8]))" office:value-type="float" office:value="4" calcext:value-type="float">
            <text:p>4</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l journey map está bien teniendo en cuenta que la persona ficticia necesita encontrar un alojamiento donde permitan animales. Sin embargo, se trataba de buscar un problema de diseño por eso podría mejorarse</text:p>
          </table:table-cell>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3" calcext:value-type="float">
            <text:p>3</text:p>
          </table:table-cell>
          <table:table-cell table:style-name="ce82" table:formula="of:=[.M17]*[.L17]" office:value-type="float" office:value="2.4" calcext:value-type="float">
            <text:p>2,4</text:p>
          </table:table-cell>
          <table:table-cell table:style-name="ce88" table:formula="of:=IF([.M17]=0;0;[.L17]*MAX([.R2:.R8]))" office:value-type="float" office:value="4" calcext:value-type="float">
            <text:p>4</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e journey map no tiene tampoco ningún problema de diseño y en la historia no hay ningún problema en general.</text:p>
          </table:table-cell>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2" calcext:value-type="float">
            <text:p>2</text:p>
          </table:table-cell>
          <table:table-cell table:style-name="ce82" table:formula="of:=[.M19]*[.L19]" office:value-type="float" office:value="1.6" calcext:value-type="float">
            <text:p>1,6</text:p>
          </table:table-cell>
          <table:table-cell table:style-name="ce88" table:formula="of:=IF([.M19]=0;0;[.L1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existe el checklist</text:p>
          </table:table-cell>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1" calcext:value-type="float">
            <text:p>1</text:p>
          </table:table-cell>
          <table:table-cell table:style-name="ce82" table:formula="of:=[.M21]*[.L21]" office:value-type="float" office:value="0.8" calcext:value-type="float">
            <text:p>0,8</text:p>
          </table:table-cell>
          <table:table-cell table:style-name="ce88" table:formula="of:=IF([.M21]=0;0;[.L21]*MAX([.R2:.R8]))" office:value-type="float" office:value="4" calcext:value-type="float">
            <text:p>4</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Very poor</text:p>
          </table:table-cell>
          <table:table-cell table:number-columns-repeated="4"/>
          <table:table-cell table:style-name="ce58" office:value-type="string" calcext:value-type="string">
            <text:p>No existe el informe de usabilidad</text:p>
          </table:table-cell>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1" calcext:value-type="float">
            <text:p>1</text:p>
          </table:table-cell>
          <table:table-cell table:style-name="ce82" table:formula="of:=[.M23]*[.L23]" office:value-type="float" office:value="1" calcext:value-type="float">
            <text:p>1</text:p>
          </table:table-cell>
          <table:table-cell table:style-name="ce88" table:formula="of:=IF([.M23]=0;0;[.L23]*MAX([.R2:.R8]))" office:value-type="float" office:value="5" calcext:value-type="float">
            <text:p>5</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completo </text:p>
          </table:table-cell>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5" calcext:value-type="float">
            <text:p>5</text:p>
          </table:table-cell>
          <table:table-cell table:style-name="ce82" table:formula="of:=[.M25]*[.L25]" office:value-type="float" office:value="5" calcext:value-type="float">
            <text:p>5</text:p>
          </table:table-cell>
          <table:table-cell table:style-name="ce88" table:formula="of:=IF([.M25]=0;0;[.L2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Very poor</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No existe la propuesta</text:p>
          </table:table-cell>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1" calcext:value-type="float">
            <text:p>1</text:p>
          </table:table-cell>
          <table:table-cell table:style-name="ce82" table:formula="of:=[.M27]*[.L27]" office:value-type="float" office:value="0.6" calcext:value-type="float">
            <text:p>0,6</text:p>
          </table:table-cell>
          <table:table-cell table:style-name="ce88" table:formula="of:=IF([.M27]=0;0;[.L2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Good</text:p>
          </table:table-cell>
          <table:table-cell table:number-columns-repeated="4"/>
          <table:table-cell table:style-name="ce58" office:value-type="string" calcext:value-type="string">
            <text:p>La matriz está hecho aunque podría mejorar </text:p>
          </table:table-cell>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4" calcext:value-type="float">
            <text:p>4</text:p>
          </table:table-cell>
          <table:table-cell table:style-name="ce82" table:formula="of:=[.M29]*[.L29]" office:value-type="float" office:value="4" calcext:value-type="float">
            <text:p>4</text:p>
          </table:table-cell>
          <table:table-cell table:style-name="ce88" table:formula="of:=IF([.M29]=0;0;[.L2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 completo y bien estructurado</text:p>
          </table:table-cell>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5" calcext:value-type="float">
            <text:p>5</text:p>
          </table:table-cell>
          <table:table-cell table:style-name="ce82" table:formula="of:=[.M31]*[.L31]" office:value-type="float" office:value="5" calcext:value-type="float">
            <text:p>5</text:p>
          </table:table-cell>
          <table:table-cell table:style-name="ce88" table:formula="of:=IF([.M31]=0;0;[.L31]*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N/A</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0" calcext:value-type="float">
            <text:p>0</text:p>
          </table:table-cell>
          <table:table-cell table:style-name="ce82" table:formula="of:=[.M33]*[.L33]" office:value-type="float" office:value="0" calcext:value-type="float">
            <text:p>0</text:p>
          </table:table-cell>
          <table:table-cell table:style-name="ce88"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 bien hecha y muy completa</text:p>
          </table:table-cell>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5" calcext:value-type="float">
            <text:p>5</text:p>
          </table:table-cell>
          <table:table-cell table:style-name="ce82" table:formula="of:=[.M35]*[.L35]" office:value-type="float" office:value="5" calcext:value-type="float">
            <text:p>5</text:p>
          </table:table-cell>
          <table:table-cell table:style-name="ce88" table:formula="of:=IF([.M35]=0;0;[.L35]*MAX([.R2:.R8]))" office:value-type="float" office:value="5" calcext:value-type="float">
            <text:p>5</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buena pinta también muy completo</text:p>
          </table:table-cell>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5" calcext:value-type="float">
            <text:p>5</text:p>
          </table:table-cell>
          <table:table-cell table:style-name="ce82" table:formula="of:=[.M37]*[.L37]" office:value-type="float" office:value="3" calcext:value-type="float">
            <text:p>3</text:p>
          </table:table-cell>
          <table:table-cell table:style-name="ce88"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Diseño muy bueno, con buena calidad</text:p>
          </table:table-cell>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5" calcext:value-type="float">
            <text:p>5</text:p>
          </table:table-cell>
          <table:table-cell table:style-name="ce82" table:formula="of:=[.M39]*[.L39]" office:value-type="float" office:value="5" calcext:value-type="float">
            <text:p>5</text:p>
          </table:table-cell>
          <table:table-cell table:style-name="ce88" table:formula="of:=IF([.M39]=0;0;[.L3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xcellent</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Muy buena idea usar esa página web</text:p>
          </table:table-cell>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5" calcext:value-type="float">
            <text:p>5</text:p>
          </table:table-cell>
          <table:table-cell table:style-name="ce82" table:formula="of:=[.M41]*[.L41]" office:value-type="float" office:value="3" calcext:value-type="float">
            <text:p>3</text:p>
          </table:table-cell>
          <table:table-cell table:style-name="ce88" table:formula="of:=IF([.M41]=0;0;[.L41]*MAX([.R2:.R8]))" office:value-type="float" office:value="3" calcext:value-type="float">
            <text:p>3</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bien plasmadas pero se les podría dar un poco más de detalle</text:p>
          </table:table-cell>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4" calcext:value-type="float">
            <text:p>4</text:p>
          </table:table-cell>
          <table:table-cell table:style-name="ce82" table:formula="of:=[.M43]*[.L43]" office:value-type="float" office:value="3.2" calcext:value-type="float">
            <text:p>3,2</text:p>
          </table:table-cell>
          <table:table-cell table:style-name="ce88" table:formula="of:=IF([.M43]=0;0;[.L4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Moderate</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Un video correcto y sencillo.</text:p>
          </table:table-cell>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3" calcext:value-type="float">
            <text:p>3</text:p>
          </table:table-cell>
          <table:table-cell table:style-name="ce82" table:formula="of:=[.M45]*[.L45]" office:value-type="float" office:value="3" calcext:value-type="float">
            <text:p>3</text:p>
          </table:table-cell>
          <table:table-cell table:style-name="ce88" table:formula="of:=IF([.M45]=0;0;[.L4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Good</text:p>
          </table:table-cell>
          <table:table-cell/>
          <table:table-cell table:formula="of:=#REF!*#REF!" office:value-type="string" office:string-value="" calcext:value-type="error">
            <text:p>#¡REF!</text:p>
          </table:table-cell>
          <table:table-cell table:formula="of:=IF(#REF!&gt;=0;10*#REF!;0)" office:value-type="string" office:string-value="" calcext:value-type="error">
            <text:p>#¡REF!</text:p>
          </table:table-cell>
          <table:table-cell/>
          <table:table-cell table:style-name="ce58" office:value-type="string" calcext:value-type="string">
            <text:p>Están completos adecuadamente</text:p>
          </table:table-cell>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4" calcext:value-type="float">
            <text:p>4</text:p>
          </table:table-cell>
          <table:table-cell table:style-name="ce82" table:formula="of:=[.M47]*[.L47]" office:value-type="float" office:value="2.4" calcext:value-type="float">
            <text:p>2,4</text:p>
          </table:table-cell>
          <table:table-cell table:style-name="ce88" table:formula="of:=IF([.M47]=0;0;[.L47]*MAX([.R2:.R8]))" office:value-type="float" office:value="3" calcext:value-type="float">
            <text:p>3</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office:value-type="float" office:value="65.8227848101266" calcext:value-type="float">
            <text:p>66</text:p>
          </table:table-cell>
          <table:table-cell table:style-name="ce52" table:number-columns-repeated="3"/>
          <table:table-cell table:style-name="ce53" table:formula="of:=IF([.D49]=&quot;&quot;;&quot;&quot;;&quot;-&quot;)" office:value-type="string" office:string-value="-" calcext:value-type="string">
            <text:p>-</text:p>
          </table:table-cell>
          <table:table-cell table:style-name="ce59" table:formula="of:=VLOOKUP([.J49];[$'Rating ranges'.A2:.B7];2;TRUE())" office:value-type="string" office:string-value="Justo pero no brillante" calcext:value-type="string">
            <text:p>Justo pero no brillante</text:p>
          </table:table-cell>
          <table:table-cell table:style-name="ce66" table:formula="of:=IF([.D49]=&quot;&quot;;0;[.D49])" office:value-type="float" office:value="65.8227848101266" calcext:value-type="float">
            <text:p>65,8227848101266</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52" calcext:value-type="float">
            <text:p>52</text:p>
          </table:table-cell>
          <table:table-cell table:style-name="ce87" table:formula="of:=SUM([.O9:.O47])" office:value-type="float" office:value="79" calcext:value-type="float">
            <text:p>79</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2">
          <table:table-cell table:style-name="ce124"/>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2">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2">
          <table:table-cell table:style-name="ce108" office:value-type="float" office:value="0" calcext:value-type="float">
            <text:p>0</text:p>
          </table:table-cell>
          <table:table-cell table:formula="of:=&quot;&quot;">
            <text:p/>
          </table:table-cell>
          <table:table-cell table:number-columns-repeated="1022"/>
        </table:table-row>
        <table:table-row table:style-name="ro12">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2">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2">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2">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2">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2" table:number-rows-repeated="4">
          <table:table-cell table:style-name="ce110" table:number-columns-repeated="2"/>
          <table:table-cell table:number-columns-repeated="1022"/>
        </table:table-row>
        <table:table-row table:style-name="ro12" table:number-rows-repeated="1048564">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number:text>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text>£</number:text>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8P0" style:volatile="true">
      <number:text>£</number:text>
      <number:number number:decimal-places="2" loext:min-decimal-places="2" number:min-integer-digits="1" number:grouping="true"/>
    </number:number-style>
    <number:number-style style:name="N138">
      <number:text>-£</number:text>
      <number:number number:decimal-places="2" loext:min-decimal-places="2"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style:text-properties fo:color="#ff0000"/>
      <number:text>-£</number:text>
      <number:number number:decimal-places="2" loext:min-decimal-places="2" number:min-integer-digits="1" number:grouping="true"/>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loext:text>
      <loext:fill-character> </loext:fill-character>
      <number:number number:decimal-places="0" loext:min-decimal-places="0" number:min-integer-digits="1" number:grouping="true"/>
      <number:text> </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loext:text>
      <loext:fill-character> </loext:fill-character>
      <number:number number:decimal-places="0" loext:min-decimal-places="0" number:min-integer-digits="1" number:grouping="true"/>
      <number:text> </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loext:text>
      <loext:fill-character> </loext:fill-character>
      <number:number number:decimal-places="2" loext:min-decimal-places="2" number:min-integer-digits="1" number:grouping="true"/>
      <number:text> </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Yes</number:text>
    </number:number-style>
    <number:number-style style:name="N157P1" style:volatile="true">
      <number:text>Yes</number:text>
    </number:number-style>
    <number:number-style style:name="N157">
      <number:text>No</number:text>
      <style:map style:condition="value()&gt;0" style:apply-style-name="N157P0"/>
      <style:map style:condition="value()&lt;0" style:apply-style-name="N157P1"/>
    </number:number-style>
    <number:number-style style:name="N159P0" style:volatile="true">
      <number:text>True</number:text>
    </number:number-style>
    <number:number-style style:name="N159P1" style:volatile="true">
      <number:text>True</number:text>
    </number:number-style>
    <number:number-style style:name="N159">
      <number:text>False</number:text>
      <style:map style:condition="value()&gt;0" style:apply-style-name="N159P0"/>
      <style:map style:condition="value()&lt;0" style:apply-style-name="N159P1"/>
    </number:number-style>
    <number:number-style style:name="N161P0" style:volatile="true">
      <number:text>On</number:text>
    </number:number-style>
    <number:number-style style:name="N161P1" style:volatile="true">
      <number:text>On</number:text>
    </number:number-style>
    <number:number-style style:name="N161">
      <number:text>Off</number:text>
      <style:map style:condition="value()&gt;0" style:apply-style-name="N161P0"/>
      <style:map style:condition="value()&lt;0" style:apply-style-name="N161P1"/>
    </number:number-style>
    <number:currency-style style:name="N16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6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63P0"/>
    </number:currency-style>
    <number:number-style style:name="N164">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09:35:34.734168618">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5-17T10:33:42.770296597</dc:date>
    <meta:print-date>2011-01-18T18:00:25</meta:print-date>
    <meta:generator>LibreOffice/6.0.7.3$Linux_X86_64 LibreOffice_project/00m0$Build-3</meta:generator>
    <meta:editing-duration>PT4M45S</meta:editing-duration>
    <meta:editing-cycles>2</meta:editing-cycles>
    <meta:document-statistic meta:table-count="2" meta:cell-count="286" meta:object-count="1"/>
  </office:meta>
</office:document-meta>
</file>